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C000000204E92F0F221F614CC.gif" manifest:media-type="image/gif"/>
  <manifest:file-entry manifest:full-path="Pictures/10000000000001C1000001C55E9B50592A5F013C.jpg" manifest:media-type="image/jpeg"/>
  <manifest:file-entry manifest:full-path="Media/Schoenberg.mp3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>
        <presentation:sound xlink:href="../../../../none.mp3" xlink:type="simple" xlink:show="new" xlink:actuate="onRequest"/>
      </style:drawing-page-properties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>
        <presentation:sound xlink:href="../../../../k.wav" xlink:type="simple" xlink:show="new" xlink:actuate="onRequest"/>
      </style:drawing-page-properties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draw:fill="none" draw:fill-color="#ffffff" fo:min-height="2.764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 style:list-style-name="L3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ffffff" loext:opacity="100%" style:font-name="Century Gothic" fo:font-weight="bold" fo:background-color="#000000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color="#663399" loext:opacity="100%" style:font-name="Century Gothic" fo:font-size="32pt" fo:font-weight="bold" fo:background-color="#ffff00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Century Gothic" fo:font-weight="bold" fo:background-color="#ffe4e1" style:font-weight-asian="bold" style:font-weight-complex="bold"/>
    </style:style>
    <style:style style:name="P5" style:family="paragraph">
      <style:paragraph-properties style:writing-mode="lr-tb"/>
      <style:text-properties style:font-name="Century Gothic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color="#000000" loext:opacity="100%" style:font-name="Century Gothic" fo:font-weight="bold" fo:background-color="#ffe4e1" style:font-weight-asian="bold" style:font-weight-complex="bold"/>
    </style:style>
    <style:style style:name="P8" style:family="paragraph">
      <style:paragraph-properties style:writing-mode="lr-tb"/>
      <style:text-properties fo:font-size="26pt" style:font-size-asian="26pt" style:font-size-complex="26pt"/>
    </style:style>
    <style:style style:name="P9" style:family="paragraph">
      <style:text-properties fo:hyphenate="false" loext:hyphenation-no-caps="false"/>
    </style:style>
    <style:style style:name="P10" style:family="paragraph">
      <style:paragraph-properties style:writing-mode="lr-tb"/>
      <style:text-properties style:font-name="Century Gothic" fo:font-size="18pt" style:font-size-asian="18pt" style:font-size-complex="18pt" fo:hyphenate="false" loext:hyphenation-no-caps="false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style:writing-mode="lr-tb"/>
      <style:text-properties style:font-name="Century Gothic" fo:font-size="18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style:writing-mode="lr-tb"/>
    </style:style>
    <style:style style:name="P15" style:family="paragraph">
      <style:text-properties fo:color="#000000" loext:opacity="100%" style:font-name="Century Gothic" fo:font-weight="bold" fo:background-color="#ffe4e1" style:font-weight-asian="bold" style:font-weight-complex="bold"/>
    </style:style>
    <style:style style:name="P16" style:family="paragraph">
      <style:text-properties fo:color="#000000" loext:opacity="100%" style:font-name="Century Gothic" fo:font-size="18pt" fo:background-color="transparent" style:font-size-asian="18pt" style:font-size-complex="18pt"/>
    </style:style>
    <style:style style:name="P17" style:family="paragraph">
      <loext:graphic-properties draw:fill-color="#ffffff"/>
    </style:style>
    <style:style style:name="P18" style:family="paragraph">
      <style:text-properties style:font-name="Century Gothic" fo:font-weight="bold" fo:background-color="#ffe4e1"/>
    </style:style>
    <style:style style:name="P19" style:family="paragraph">
      <style:text-properties fo:color="#000000" loext:opacity="100%" style:font-name="Century Gothic" fo:font-weight="bold" fo:background-color="#ffe4e1"/>
    </style:style>
    <style:style style:name="P20" style:family="paragraph">
      <style:text-properties style:font-name="Century Gothic" fo:font-size="18pt" style:font-size-asian="18pt" style:font-size-complex="18pt"/>
    </style:style>
    <style:style style:name="P21" style:family="paragraph">
      <style:text-properties style:font-name="Century Gothic"/>
    </style:style>
    <style:style style:name="P22" style:family="paragraph">
      <loext:graphic-properties draw:fill="none" draw:fill-color="#ffffff"/>
      <style:text-properties style:font-name="Century Gothic"/>
    </style:style>
    <style:style style:name="P23" style:family="paragraph">
      <style:paragraph-properties fo:margin-left="0cm" fo:margin-right="0cm" fo:margin-top="0.5cm" fo:margin-bottom="0cm" fo:text-indent="0cm"/>
      <style:text-properties style:font-name="Century Gothic" fo:font-size="18pt" style:font-size-asian="18pt" style:font-size-complex="18pt"/>
    </style:style>
    <style:style style:name="P24" style:family="paragraph">
      <style:text-properties fo:font-size="18pt"/>
    </style:style>
    <style:style style:name="P25" style:family="paragraph">
      <style:paragraph-properties fo:margin-left="0cm" fo:margin-right="0cm" fo:margin-top="0.5cm" fo:margin-bottom="0cm" fo:text-indent="0cm"/>
      <style:text-properties fo:font-size="18pt"/>
    </style:style>
    <style:style style:name="P26" style:family="paragraph">
      <style:text-properties fo:font-weight="bold"/>
    </style:style>
    <style:style style:name="P27" style:family="paragraph">
      <loext:graphic-properties draw:fill="none"/>
      <style:text-properties fo:font-weight="bold"/>
    </style:style>
    <style:style style:name="T1" style:family="text">
      <style:text-properties fo:color="#ffffff" loext:opacity="100%" style:font-name="Century Gothic" fo:font-weight="bold" fo:background-color="#000000" style:font-weight-asian="bold" style:font-weight-complex="bold"/>
    </style:style>
    <style:style style:name="T2" style:family="text">
      <style:text-properties fo:color="#ffffff" loext:opacity="100%" style:font-name="Century Gothic" fo:font-size="32pt" fo:font-weight="bold" fo:background-color="#000000"/>
    </style:style>
    <style:style style:name="T3" style:family="text">
      <style:text-properties fo:color="#663399" loext:opacity="100%" style:font-name="Century Gothic" fo:font-size="32pt" fo:font-weight="bold" fo:background-color="#000000"/>
    </style:style>
    <style:style style:name="T4" style:family="text">
      <style:text-properties fo:color="#663399" loext:opacity="100%" style:font-name="Century Gothic" fo:font-size="32pt" fo:font-weight="bold" fo:background-color="#ffff00"/>
    </style:style>
    <style:style style:name="T5" style:family="text">
      <style:text-properties style:font-name="Century Gothic" fo:font-weight="bold" fo:background-color="#ffe4e1" style:font-weight-asian="bold" style:font-weight-complex="bold"/>
    </style:style>
    <style:style style:name="T6" style:family="text">
      <style:text-properties style:font-name="Century Gothic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entury Gothic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loext:opacity="100%" style:font-name="Century Gothic" fo:font-weight="bold" fo:background-color="#ffe4e1" style:font-weight-asian="bold" style:font-weight-complex="bold"/>
    </style:style>
    <style:style style:name="T9" style:family="text">
      <style:text-properties style:font-name="Century Gothic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Century Gothic" fo:font-size="18pt" style:font-size-asian="18pt" style:font-size-complex="18pt"/>
    </style:style>
    <style:style style:name="T11" style:family="text">
      <style:text-properties fo:color="#000000" loext:opacity="100%" style:font-name="Century Gothic" fo:font-size="18pt" fo:background-color="transparent" style:font-size-asian="18pt" style:font-size-complex="18pt"/>
    </style:style>
    <style:style style:name="T12" style:family="text">
      <style:text-properties fo:color="#1e90ff" loext:opacity="100%" style:font-name="Century Gothic" fo:font-size="18pt" fo:background-color="transparent" style:font-size-asian="18pt" style:font-size-complex="18pt"/>
    </style:style>
    <style:style style:name="T13" style:family="text">
      <style:text-properties style:font-name="Century Gothic" fo:background-color="#ffe4e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1e90ff" loext:opacity="100%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e90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1e90ff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4E92F0F221F614CC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Súčasná klasická hudba 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Adam</text:span><text:span text:style-name="T3"> </text:span><text:span text:style-name="T2">Jenča</text:span></text:p>
            <text:p><text:span text:style-name="T2">Príma A</text:span></text:p>
            <text:p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5"><text:tab/></text:span><text:span text:style-name="T5">Definície</text:span></text:p>
          </draw:text-box>
        </draw:frame>
        <draw:frame presentation:style-name="pr5" draw:text-style-name="P5" draw:layer="layout" svg:width="25.199cm" svg:height="9.134cm" svg:x="1.471cm" svg:y="3.566cm" presentation:class="outline" presentation:user-transformed="true">
          <draw:text-box>
            <text:list text:style-name="L2">
              <text:list-header>
                <text:p><text:span text:style-name="T6">Klasická hudba <text:s/></text:span><text:span text:style-name="T7">je hudba západného sveta, ktorá nie je ľudová anu populárna hudba.</text:span></text:p>
                <text:p><text:span text:style-name="T6">Súčasná klasická hudba </text:span><text:span text:style-name="T7">je odvetvie klasickej hudby ktorá bola zložená v súčasnosti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8">OBSAH</text:span></text:p>
          </draw:text-box>
        </draw:frame>
        <draw:frame presentation:style-name="pr5" draw:text-style-name="P8" draw:layer="layout" svg:width="25.199cm" svg:height="9.134cm" svg:x="1.27cm" svg:y="3.566cm" presentation:class="outline" presentation:user-transformed="true">
          <draw:text-box>
            <text:list text:style-name="L2">
              <text:list-header>
                <text:p><text:span text:style-name="T9">I. </text:span><text:span text:style-name="T9"><text:a xlink:href="#Slide 6" xlink:type="simple">Vznik</text:a></text:span></text:p>
                <text:p><text:span text:style-name="T9">II. </text:span><text:span text:style-name="T9"><text:a xlink:href="#Slide 7" xlink:type="simple">Podžánre</text:a>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xml:id="id1" draw:id="id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8">Atonalita</text:span></text:p>
          </draw:text-box>
        </draw:frame>
        <draw:frame presentation:style-name="pr7" draw:text-style-name="P10" draw:layer="layout" svg:width="25.199cm" svg:height="9.134cm" svg:x="1.796cm" svg:y="3.885cm" presentation:class="outline" presentation:user-transformed="true">
          <draw:text-box>
            <text:list text:style-name="L3">
              <text:list-item>
                <text:p text:style-name="P9"><text:span text:style-name="T10">Jeden zo spôsobov, akými na seba môžu <text:s/>tóny nadväzovať</text:span></text:p>
              </text:list-item>
              <text:list-item>
                <text:p text:style-name="P9"><text:span text:style-name="T10">Nemá žiadne zjavné pravidlá, ale nie je náhodná</text:span></text:p>
                <text:p text:style-name="P9"><text:span text:style-name="T10"><text:a xlink:href="https://www.gtsforum.xyz/mondestrunken.mp4" xlink:type="simple">Arnold Schoenberg: Mondestrunken z melodrámy Pierrot Lunaire</text:a></text:span></text:p>
              </text:list-item>
            </text:list>
          </draw:text-box>
        </draw:frame>
        <draw:frame draw:style-name="standard" draw:layer="layout" svg:width="0.31cm" svg:height="0.31cm" svg:x="18.105cm" svg:y="16.51cm">
          <draw:plugin xlink:href="Media/Schoenberg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" draw:text-style-name="P11" draw:layer="layout" svg:width="1.865cm" svg:height="0.963cm" svg:x="13.171cm" svg:y="10.801cm">
          <draw:text-box>
            <text:p><text:a xlink:href="#Slide 6" xlink:type="simple">Späť</text:a></text:p>
          </draw:text-box>
        </draw:frame>
        <anim:par presentation:node-type="timing-root">
          <anim:par smil:begin="id1.begin">
            <anim:audio xlink:href="../../../../none.mp3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 xml:id="id2" draw:id="id2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5">Serializmus</text:span></text:p>
          </draw:text-box>
        </draw:frame>
        <draw:frame presentation:style-name="pr5" draw:text-style-name="P12" draw:layer="layout" svg:width="25.199cm" svg:height="9.134cm" svg:x="1.35cm" svg:y="3.885cm" presentation:class="outline" presentation:user-transformed="true">
          <draw:text-box>
            <text:list text:style-name="L2">
              <text:list-item>
                <text:p><text:span text:style-name="T10">Hudba založená na rôznych variáciach </text:span><text:span text:style-name="T10"><text:a xlink:href="https://gtsforum.xyz/chroma.mp3" xlink:type="simple">chromatickej stupnice</text:a></text:span><text:span text:style-name="T10"><text:s/>. </text:span></text:p>
              </text:list-item>
              <text:list-item>
                <text:p><text:span text:style-name="T10">Ako základ sa používajú poprehadzované tóny stupnice, s ktorými sa ďalej pracuje</text:span></text:p>
              </text:list-item>
              <text:list-item>
                <text:p><text:span text:style-name="T10">Môžu byť hrané odzadu, otočené hore nohami atď.</text:span></text:p>
                <text:p><text:span text:style-name="T10"/></text:p>
              </text:list-item>
            </text:list>
          </draw:text-box>
        </draw:frame>
        <draw:frame draw:style-name="gr2" draw:text-style-name="P11" draw:layer="layout" svg:width="1.865cm" svg:height="0.963cm" svg:x="13.945cm" svg:y="11.674cm">
          <draw:text-box>
            <text:p><text:a xlink:href="#Slide 6" xlink:type="simple">Späť</text:a></text:p>
          </draw:text-box>
        </draw:frame>
        <draw:frame draw:style-name="gr3" draw:text-style-name="P13" draw:layer="layout" svg:width="9.884cm" svg:height="0.962cm" svg:x="11.358cm" svg:y="10.259cm">
          <draw:text-box>
            <text:p><text:a xlink:href="https://www.gtsforum.xyz/struct.webm" xlink:type="simple">Pierre Boulez: Štruktúry</text:a></text:p>
          </draw:text-box>
        </draw:frame>
        <anim:par presentation:node-type="timing-root">
          <anim:par smil:begin="id2.begin">
            <anim:audio xlink:href="../../../../k.wav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8">I.Vznik</text:span></text:p>
          </draw:text-box>
        </draw:frame>
        <draw:frame presentation:style-name="pr5" draw:text-style-name="P5" draw:layer="layout" svg:width="25.199cm" svg:height="9.134cm" svg:x="0.836cm" svg:y="3.566cm" presentation:class="outline" presentation:user-transformed="true">
          <draw:text-box>
            <text:list text:style-name="L2">
              <text:list-header>
                <text:p><text:span text:style-name="T10">Súčasná klasická hudba vznikla po I. Svetovej vojne. Skladatelia začali využívať </text:span><text:span text:style-name="T10"><text:a xlink:href="#Slide 4" xlink:type="simple">atonalitu</text:a></text:span><text:span text:style-name="T10"><text:s/>ako spätnú väzbu k hrôzam, ktoré počas vojny zažili.</text:span></text:p>
              </text:list-header>
            </text:list>
            <text:list text:style-name="L3">
              <text:list-item>
                <text:p text:style-name="P9"><text:span text:style-name="T10">Po 2.svetovej vojne: väčšia kontrola nad skladbami: vedie ku </text:span><text:span text:style-name="T10"><text:a xlink:href="#Slide 5" xlink:type="simple">serializmu</text:a></text:span></text:p>
              </text:list-item>
            </text:list>
          </draw:text-box>
        </draw:frame>
        <draw:frame draw:style-name="gr2" draw:text-style-name="P11" draw:layer="layout" svg:width="1.865cm" svg:height="0.963cm" svg:x="13.946cm" svg:y="11.675cm">
          <draw:text-box>
            <text:p><text:a xlink:href="#Slide 3" xlink:type="simple">Späť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2.629cm" svg:x="4.745cm" svg:y="18.25cm" presentation:class="title" presentation:placeholder="true" presentation:user-transformed="true">
          <draw:text-box/>
        </draw:frame>
        <draw:frame presentation:style-name="pr5" draw:text-style-name="P12" draw:layer="layout" svg:width="25.199cm" svg:height="9.134cm" svg:x="1.251cm" svg:y="3.633cm" presentation:class="outline" presentation:user-transformed="true">
          <draw:text-box>
            <text:list text:style-name="L2">
              <text:list-item>
                <text:p><text:span text:style-name="T10"><text:a xlink:href="#Slide 9" xlink:type="simple">Elektronická vážna hudba</text:a></text:span></text:p>
              </text:list-item>
              <text:list-item>
                <text:p><text:span text:style-name="T10"><text:a xlink:href="#Slide 10" xlink:type="simple">Minimalizmus</text:a></text:span></text:p>
              </text:list-item>
              <text:list-item>
                <text:p><text:span text:style-name="T10"><text:a xlink:href="#Slide 8" xlink:type="simple">Spektrálna hudba</text:a></text:span></text:p>
              </text:list-item>
              <text:list-item>
                <text:p><text:span text:style-name="T10"><text:a xlink:href="#Slide 14" xlink:type="simple">Hudobná avantgarda</text:a></text:span></text:p>
              </text:list-item>
              <text:list-item>
                <text:p><text:span text:style-name="T10"><text:a xlink:href="#Slide 15" xlink:type="simple">Súčasná opera</text:a></text:span></text:p>
              </text:list-item>
              <text:list-item>
                <text:p><text:span text:style-name="T10"><text:a xlink:href="#Slide 12" xlink:type="simple">Filmová hudba</text:a></text:span></text:p>
              </text:list-item>
              <text:list-item>
                <text:p><text:span text:style-name="T10"><text:a xlink:href="#Slide 13" xlink:type="simple">Tradicionalizmus</text:a></text:span></text:p>
              </text:list-item>
              <text:list-item>
                <text:p><text:span text:style-name="T10"><text:a xlink:href="#Slide 11" xlink:type="simple">Perkusiálna hudba</text:a></text:span></text:p>
              </text:list-item>
            </text:list>
          </draw:text-box>
          <office:event-listeners>
            <presentation:event-listener script:event-name="dom:click" presentation:action="show" xlink:href="#page15" xlink:type="simple" xlink:show="embed" xlink:actuate="onRequest"/>
          </office:event-listeners>
        </draw:frame>
        <draw:frame presentation:style-name="pr4" draw:text-style-name="P7" draw:layer="layout" svg:width="25.199cm" svg:height="2.629cm" svg:x="1.251cm" svg:y="1.004cm" presentation:class="title" presentation:user-transformed="true">
          <draw:text-box>
            <text:p><text:span text:style-name="T8">II.Podžánre</text:span></text:p>
          </draw:text-box>
          <office:event-listeners>
            <presentation:event-listener script:event-name="dom:click" presentation:action="show" xlink:href="#page12" xlink:type="simple" xlink:show="embed" xlink:actuate="onRequest"/>
          </office:event-listeners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>
          <draw:text-box>
            <text:p text:style-name="P15"><text:span text:style-name="T8">Spektralizmus</text:span></text:p>
          </draw:text-box>
        </draw:frame>
        <draw:frame presentation:style-name="pr5" draw:text-style-name="P16" draw:layer="layout" svg:width="25.199cm" svg:height="9.134cm" svg:x="1.4cm" svg:y="3.685cm" presentation:class="outline">
          <draw:text-box>
            <text:list text:style-name="L2">
              <text:list-item>
                <text:p text:style-name="P16"><text:span text:style-name="T11">V spektralizme sa využívajú vlastnosti zvuku a zvukových vĺn, ktoré dodávajú tónu farbu – spektrá. Spektrá sa medzi sebou kombinujú a skladateľ sa snaží pomocou hudobných nástrojov dosiahnuť zvuk iného hudobného nástroja</text:span></text:p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  <text:p text:style-name="P16"><text:span text:style-name="T12"><text:a xlink:href="http://gtsforum.xyz/partiels.mp4" xlink:type="simple">Gérard Grisey: Les espaces acoustiques: III. Partiel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3">Elektronická vážna hudba</text:span></text:p>
          </draw:text-box>
        </draw:frame>
        <draw:frame presentation:style-name="pr5" draw:text-style-name="P20" draw:layer="layout" svg:width="25.199cm" svg:height="9.134cm" svg:x="1.4cm" svg:y="3.685cm" presentation:class="outline">
          <draw:text-box>
            <text:list text:style-name="L2">
              <text:list-item>
                <text:p text:style-name="P20"><text:span text:style-name="T10">Po pokroku v oblasti elektroniky sa začalo vo vážnej hudbe experimentovať s novými možnosťami</text:span></text:p>
              </text:list-item>
              <text:list-item>
                <text:p text:style-name="P20"><text:span text:style-name="T10">Rôzni skladatelia, ktorí pred tým skladali pre “staré” nástroje prešli na elektronickú hudbu a niektorí pri nej zostali.</text:span></text:p>
                <text:p text:style-name="P20"><text:span text:style-name="T10"/></text:p>
                <text:p text:style-name="P20"><text:span text:style-name="T10"/></text:p>
                <text:p text:style-name="P20"><text:span text:style-name="T10"><text:a xlink:href="https://gtsforum.xyz/Glissandi.webm" xlink:type="simple">György Ligeti: Glissandi</text:a></text:span></text:p>
              </text:list-item>
            </text:list>
          </draw:text-box>
        </draw:frame>
        <draw:frame draw:style-name="gr4" draw:text-style-name="P22" draw:layer="layout" svg:width="3.386cm" svg:height="3.014cm" svg:x="12.365cm" svg:y="12.161cm">
          <draw:text-box>
            <text:p text:style-name="P21"><text:a xlink:href="#Slide 7" xlink:type="simple">Späť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2.629cm" svg:x="1.4cm" svg:y="0.628cm" presentation:class="title" presentation:user-transformed="true">
          <draw:text-box>
            <text:p text:style-name="P19">Minimalizmus</text:p>
          </draw:text-box>
        </draw:frame>
        <draw:frame presentation:style-name="pr5" draw:text-style-name="P20" draw:layer="layout" svg:width="25.199cm" svg:height="9.134cm" svg:x="1.4cm" svg:y="3.685cm" presentation:class="outline">
          <draw:text-box>
            <text:list text:style-name="L2">
              <text:list-header>
                <text:p text:style-name="P20"><text:span text:style-name="T10">Hudba, pri ktorej skladateľ pracuje s minimálnym materiálom, často aj jediným akordom alebo notou, ktorý sa pomaličky mení.</text:span></text:p>
                <text:p text:style-name="P20"><text:span text:style-name="T10">Prvým skladateľom, ktorý sa týmto typom hudby zaoberal, bol Michael Nyman .</text:span></text:p>
                <text:p text:style-name="P20"><text:span text:style-name="T10">Významní skladatelia: Steve Reich, Arvo Pärt, Philip Glass, Henryk Górecki, Max Richter</text:span></text:p>
                <text:p text:style-name="P20"><text:span text:style-name="T10"/></text:p>
                <text:p text:style-name="P20"><text:span text:style-name="T10"><text:a xlink:href="https://gtsforum.xyz/dream_3.webm" xlink:type="simple">Max Richter: Dream 3 (zo suity Sleep)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>
          <draw:text-box>
            <text:p text:style-name="P15"><text:span text:style-name="T8">Perkusiálna hudba</text:span></text:p>
          </draw:text-box>
        </draw:frame>
        <draw:frame presentation:style-name="pr5" draw:text-style-name="P20" draw:layer="layout" svg:width="25.199cm" svg:height="9.134cm" svg:x="1.4cm" svg:y="3.685cm" presentation:class="outline">
          <draw:text-box>
            <text:list text:style-name="L2">
              <text:list-item>
                <text:p text:style-name="P20"><text:span text:style-name="T10">Využíva hlavne alebo iba perkusie.</text:span></text:p>
              </text:list-item>
              <text:list-item>
                <text:p text:style-name="P20"><text:span text:style-name="T10">Vyznačuje sa vysokým dôrazom na rytmus(ako inak)</text:span></text:p>
              </text:list-item>
              <text:list-item>
                <text:p text:style-name="P20"><text:span text:style-name="T10">Významný skladateľ : Edgard Varèse</text:span></text:p>
                <text:p text:style-name="P20"><text:span text:style-name="T10"/></text:p>
                <text:p text:style-name="P20"><text:span text:style-name="T10"/></text:p>
                <text:p text:style-name="P23"><text:span text:style-name="T10"><text:a xlink:href="https://gtsforum.xyz/Ionisation.mp4" xlink:type="simple">Edgard Varèse: Ionisation</text:a></text:span></text:p>
                <text:p text:style-name="P23"><text:span text:style-name="T10"/></text:p>
              </text:list-item>
            </text:list>
          </draw:text-box>
          <office:event-listeners>
            <presentation:event-listener script:event-name="dom:click" presentation:action="show" xlink:href="https://gtsforum.xyz/Ionisation.mp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>
          <draw:text-box>
            <text:p text:style-name="P15"><text:span text:style-name="T8">Filmová hudba</text:span></text:p>
          </draw:text-box>
        </draw:frame>
        <draw:frame presentation:style-name="pr5" draw:text-style-name="P20" draw:layer="layout" svg:width="25.199cm" svg:height="9.134cm" svg:x="1.4cm" svg:y="3.685cm" presentation:class="outline">
          <draw:text-box>
            <text:list text:style-name="L2">
              <text:list-header>
                <text:p text:style-name="P20"><text:span text:style-name="T10">Hudba ktorá hrá ako “podmaz” k filmom, väčšinou pre orchester.</text:span></text:p>
                <text:p text:style-name="P20"><text:span text:style-name="T10">Priekopníkmi filmovej hudby sú hlavne Ennio Morricone(westerny) a John Williams(dobrodružné, sci-fi).</text:span></text:p>
                <text:p text:style-name="P20"><text:span text:style-name="T10"/></text:p>
                <text:p text:style-name="P20"><text:span text:style-name="T10"/></text:p>
                <text:p text:style-name="P20"><text:span text:style-name="T10"/></text:p>
                <text:p text:style-name="P20"><text:span text:style-name="T10"><text:a xlink:href="https://gtsforum.xyz/Indiana.webm" xlink:type="simple">John Williams: Indiana Jones Theme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>
          <draw:text-box>
            <text:p text:style-name="P15"><text:span text:style-name="T8">Tradicionalizmus</text:span></text:p>
          </draw:text-box>
        </draw:frame>
        <draw:frame presentation:style-name="pr5" draw:text-style-name="P20" draw:layer="layout" svg:width="25.199cm" svg:height="9.134cm" svg:x="1.4cm" svg:y="3.685cm" presentation:class="outline">
          <draw:text-box>
            <text:list text:style-name="L2">
              <text:list-item>
                <text:p text:style-name="P20"><text:span text:style-name="T10">Niektorí hudobní skladatelia sa rozhodli vrátiť k pôvodnej hudbe. Tieto zmiešaniny v sebe niesli niečo z pôvodnej hudby a niečo z nových myšlienok.</text:span></text:p>
                <text:p text:style-name="P20"><text:span text:style-name="T10"/></text:p>
                <text:p text:style-name="P20"><text:span text:style-name="T10"/></text:p>
                <text:p text:style-name="P20"><text:span text:style-name="T10"/></text:p>
                <text:p text:style-name="P20"><text:span text:style-name="T10"><text:a xlink:href="http://gtsforum.xyz/schnittke.webm" xlink:type="simple">Alfred Schnittke: Suita v starom štýle : I. Pastorale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3.811cm" svg:x="1.4cm" svg:y="0.037cm" presentation:class="title" presentation:user-transformed="true">
          <draw:text-box>
            <text:p text:style-name="P15"><text:span text:style-name="T8">Hudobná avantgarda a experimentálna hudba</text:span></text:p>
          </draw:text-box>
        </draw:frame>
        <draw:frame presentation:style-name="pr5" draw:text-style-name="P16" draw:layer="layout" svg:width="25.199cm" svg:height="9.134cm" svg:x="1.905cm" svg:y="3.848cm" presentation:class="outline" presentation:user-transformed="true">
          <draw:text-box>
            <text:list text:style-name="L2">
              <text:list-header>
                <text:p text:style-name="P16"><text:span text:style-name="T11"/></text:p>
                <text:p text:style-name="P16"><text:span text:style-name="T11">Nemá melódiu ani tóninu a normálny notový zápis nestačí, ale má v sebe aj kúsok zmyslu a krásy. Skladateľ sa pomocou hudobných nástrojov snaží napodobniť zvuk</text:span></text:p>
                <text:p text:style-name="P16"><text:span text:style-name="T11">Skladatelia: Krzystof Penderecki, György Ligeti, Luigi Nono</text:span></text:p>
                <text:p text:style-name="P16"><text:span text:style-name="T11"/></text:p>
                <text:p text:style-name="P16"><text:span text:style-name="T12"><text:a xlink:href="http://gtsforum.xyz/hiroshima.webm" xlink:type="simple">Krzystof Penderecki : Obetiam  Hirošimy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>
          <draw:text-box>
            <text:p text:style-name="P15"><text:span text:style-name="T8">Súčasná opera</text:span></text:p>
          </draw:text-box>
        </draw:frame>
        <draw:frame presentation:style-name="pr5" draw:text-style-name="P20" draw:layer="layout" svg:width="25.199cm" svg:height="9.134cm" svg:x="1.4cm" svg:y="3.685cm" presentation:class="outline">
          <draw:text-box>
            <text:list text:style-name="L2">
              <text:list-header>
                <text:p text:style-name="P20"><text:span text:style-name="T10">Môže byť v rôznych štýloch: od atonality a experimentálnej hudby po tradicionalizmus.</text:span></text:p>
                <text:p text:style-name="P20"><text:span text:style-name="T10">Skladatelia: Michel van der Aa, Péter Eötvos, György Ligeti, Luigi Nono</text:span></text:p>
                <text:p text:style-name="P20"><text:span text:style-name="T10"/></text:p>
                <text:p text:style-name="P20"><text:span text:style-name="T10"/></text:p>
                <text:p text:style-name="P20"><text:span text:style-name="T10"><text:a xlink:href="http://gtsforum.xyz/Intolleranza.mp4" xlink:type="simple">Luigi Nono: Intolleranza 1960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Zdroje</text:p>
          </draw:text-box>
        </draw:frame>
        <draw:frame presentation:style-name="pr5" draw:text-style-name="P24" draw:layer="layout" svg:width="25.199cm" svg:height="9.134cm" svg:x="0.777cm" svg:y="3.361cm" presentation:class="outline" presentation:user-transformed="true">
          <draw:text-box>
            <text:list text:style-name="L2">
              <text:list-item>
                <text:p text:style-name="P24"><text:span text:style-name="T14">Contemporary classical music,</text:span> Wikipedia(po anglicky)<text:span text:style-name="T15"><text:a xlink:href="https://en.wikipedia.org/wiki/Contemporary_classical_music" xlink:type="simple">https://en.wikipedia.org/wiki/Contemporary_classical_music</text:a></text:span></text:p>
              </text:list-item>
              <text:list-item>
                <text:p text:style-name="P25"><text:span text:style-name="T16">Atonality explained in 7 minutes</text:span><text:span text:style-name="T17"> (po anglicky) , nahraté používateľom Samuel Andreyev, <text:s/></text:span><text:span text:style-name="T18"><text:a xlink:href="https://www.youtube.com/watch?v=7_CGHbd_rhg" xlink:type="simple">https://www.youtube.com/watch?v=7_CGHbd_rhg</text:a></text:span></text:p>
              </text:list-item>
              <text:list-item>
                <text:p text:style-name="P25"><text:span text:style-name="T19">Serialism &amp; Serial Music Explained - Music Theory</text:span><text:span text:style-name="T20">, nahraté používateľom Music Matters, </text:span><text:span text:style-name="T18"><text:a xlink:href="https://www.youtube.com/watch?v=8sm3o-2cfIQ" xlink:type="simple">https://www.youtube.com/watch?v=8sm3o-2cfIQ</text:a></text:span></text:p>
              </text:list-item>
            </text:list>
          </draw:text-box>
        </draw:frame>
        <draw:frame draw:style-name="gr5" draw:text-style-name="P27" draw:layer="layout" svg:width="16.962cm" svg:height="2.384cm" svg:x="1.759cm" svg:y="8.754cm">
          <draw:text-box>
            <text:p text:style-name="P26">Spectralism - a <text:span text:style-name="T21">short</text:span> <text:span text:style-name="T21">introduction</text:span> to spectral music, <text:span text:style-name="T22">nahraté používateľom Liam Carey, </text:span><text:span text:style-name="T23"><text:a xlink:href="https://www.youtube.com/watch?v=Rs7b4WSxF3w" xlink:type="simple">https://www.youtube.com/watch?v=Rs7b4WSxF3w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Gothic" svg:font-family="'Century Gothic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C1000001C55E9B50592A5F013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4T19:29:07.770470044</meta:creation-date>
    <dc:date>2021-09-25T21:59:36.627243421</dc:date>
    <meta:editing-duration>PT39M32S</meta:editing-duration>
    <meta:editing-cycles>9</meta:editing-cycles>
    <meta:generator>LibreOffice/7.2.0.4$Linux_X86_64 LibreOffice_project/20$Build-4</meta:generator>
    <meta:document-statistic meta:object-count="93"/>
  </office:meta>
</office:document-meta>
</file>